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3">
      <style:text-properties officeooo:rsid="0019f343" officeooo:paragraph-rsid="0019f343"/>
    </style:style>
    <style:style style:name="P2" style:family="paragraph" style:parent-style-name="Heading_20_1">
      <style:text-properties fo:font-size="8pt" fo:font-weight="normal" officeooo:paragraph-rsid="001bd77a" style:font-size-asian="8pt" style:font-weight-asian="normal" style:font-size-complex="8pt" style:font-weight-complex="normal"/>
    </style:style>
    <style:style style:name="P3" style:family="paragraph" style:parent-style-name="Title">
      <style:text-properties officeooo:paragraph-rsid="001bd77a"/>
    </style:style>
    <style:style style:name="T1" style:family="text">
      <style:text-properties officeooo:rsid="001a2dab"/>
    </style:style>
    <style:style style:name="T2" style:family="text">
      <style:text-properties officeooo:rsid="001bd7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ummary of </text:span>“Molecules of More”</text:p>
      <text:h text:style-name="P2" text:outline-level="1"><text:bookmark text:name="title"/><text:bookmark text:name="productTitle"/><text:span text:style-name="T2">Check here for the </text:span><text:a xlink:type="simple" xlink:href="https://www.amazon.com/Molecule-More-Chemical-Creativity_and-Determine/dp/1946885118" text:style-name="Internet_20_link" text:visited-style-name="Visited_20_Internet_20_Link"><text:span text:style-name="T2">book</text:span></text:a></text:h>
      <text:h text:style-name="Heading_20_3" text:outline-level="3">བརྩི་བ།</text:h>
      <text:list xml:id="list1689944819" text:style-name="L3">
        <text:list-item>
          <text:p text:style-name="P1">Dopamine ཀྱི་བྱེད་ལས་<text:span text:style-name="T1">དེ་</text:span>ནི་གློ་བུར་དུ་བྱུང་<text:span text:style-name="T1">བའི་</text:span>ལས་ཞིག་ལ་ཡ་ལན་བྱེད<text:span text:style-name="T1">་པར་རྟེན་ནས་བྱུང་བ་</text:span>མ་ཏོག་སྤྲོ་སྐྱིད<text:span text:style-name="T1">་ཀྱི་ཚོར་བ་ལ་རྟེན་ནས་བྱུང་བ་ཞིག་མ་ཡིན།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41:46.521626173</meta:creation-date>
    <dc:date>2020-05-16T17:37:30.599250785</dc:date>
    <meta:editing-duration>PT3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4" meta:character-count="161" meta:non-whitespace-character-count="152"/>
  </office:meta>
</office:document-meta>
</file>